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553fe" officeooo:paragraph-rsid="001553fe"/>
    </style:style>
    <style:style style:name="P2" style:family="paragraph" style:parent-style-name="Standard">
      <style:text-properties fo:language="de" fo:country="DE" officeooo:rsid="00171efd" officeooo:paragraph-rsid="00171efd"/>
    </style:style>
    <style:style style:name="P3" style:family="paragraph" style:parent-style-name="Standard">
      <style:text-properties fo:language="en" fo:country="US" officeooo:rsid="001553fe" officeooo:paragraph-rsid="001553fe"/>
    </style:style>
    <style:style style:name="P4" style:family="paragraph" style:parent-style-name="Standard">
      <style:text-properties fo:language="en" fo:country="US" officeooo:rsid="00171efd" officeooo:paragraph-rsid="00171efd"/>
    </style:style>
    <style:style style:name="P5" style:family="paragraph" style:parent-style-name="Standard">
      <style:text-properties fo:language="en" fo:country="US" officeooo:rsid="00191105" officeooo:paragraph-rsid="0019110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911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1)</text:p>
      <text:p text:style-name="P1"><text:tab/>A = {000,001,010,011}</text:p>
      <text:p text:style-name="P1"><text:tab/>B = {000,001,100,101}</text:p>
      <text:p text:style-name="P1"><text:tab/>C = {000,100,010,001}</text:p>
      <text:p text:style-name="P1"/>
      <text:p text:style-name="P2"><text:tab/>P(A) = 1/2</text:p>
      <text:p text:style-name="P2"><text:tab/>P(B) = 1/2</text:p>
      <text:p text:style-name="P2"><text:tab/>P(C) = 1/2</text:p>
      <text:p text:style-name="P2"><text:tab/>P(A&amp;B) = 1/4</text:p>
      <text:p text:style-name="P2"><text:tab/>P(A&amp;C) = 3/8</text:p>
      <text:p text:style-name="P2"><text:tab/>P(B&amp;C) = 3/8</text:p>
      <text:p text:style-name="P1"/>
      <text:p text:style-name="P1"/>
      <text:p text:style-name="P1">(2)</text:p>
      <text:p text:style-name="P1"/>
      <text:p text:style-name="P3">The Naive Bayes assumption of conditional independence is that we assume that the Elements are Independent to another even if there are not.</text:p>
      <text:p text:style-name="P3">The advantage of this assumption is that we can build easier Classifiers because we don’t have to understand the dependency of the words.</text:p>
      <text:p text:style-name="P3"/>
      <text:p text:style-name="P4">(3)</text:p>
      <text:p text:style-name="P4"/>
      <text:p text:style-name="P4">If we don’t add a prior it could happen that the probability a text belonging to any class could be 0.</text:p>
      <text:p text:style-name="P4"/>
      <text:p text:style-name="P4">e.g.</text:p>
      <text:p text:style-name="P4">We have 2 Classes and 3 Known words.</text:p>
      <text:p text:style-name="P4">1<text:span text:style-name="T1">st</text:span> Class x={a|0, b|1, c|0}</text:p>
      <text:p text:style-name="P4">2<text:span text:style-name="T1">nd</text:span> Class y= {a|0.5, b|0, c|0.5}</text:p>
      <text:p text:style-name="P4"/>
      <text:p text:style-name="P4">now if we want the best suited class for “a b” the probability of belonging to x and y would be 0.</text:p>
      <text:p text:style-name="P4"/>
      <text:p text:style-name="P4">if we would add a small prior we would get something like:</text:p>
      <text:p text:style-name="P4">1<text:span text:style-name="T1">st</text:span> Class x={a|0.<text:span text:style-name="T3">048</text:span>, b|0.<text:span text:style-name="T3">904</text:span>, c|0.<text:span text:style-name="T3">048</text:span>}</text:p>
      <text:p text:style-name="P4">2<text:span text:style-name="T1">nd</text:span> Class y= {a|0.4<text:span text:style-name="T3">76</text:span>, b|0.<text:span text:style-name="T3">048,</text:span> c|0.4<text:span text:style-name="T3">76</text:span>}</text:p>
      <text:p text:style-name="P4"/>
      <text:p text:style-name="P5">now Q=P(x)/P(y) would be 1,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9:08:24.422131268</meta:creation-date>
    <dc:date>2017-06-02T19:33:35.997782757</dc:date>
    <meta:editing-duration>PT4M31S</meta:editing-duration>
    <meta:editing-cycles>1</meta:editing-cycles>
    <meta:document-statistic meta:table-count="0" meta:image-count="0" meta:object-count="0" meta:page-count="1" meta:paragraph-count="24" meta:word-count="167" meta:character-count="889" meta:non-whitespace-character-count="737"/>
    <meta:generator>LibreOffice/5.1.6.2$Linux_X86_64 LibreOffice_project/10m0$Build-2</meta:generator>
  </office:meta>
</office:document-meta>
</file>